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15.52mm"/>
    </style:style>
    <style:style style:name="co9" style:family="table-column">
      <style:table-column-properties fo:break-before="auto" style:column-width="14.69mm"/>
    </style:style>
    <style:style style:name="co10" style:family="table-column">
      <style:table-column-properties fo:break-before="auto" style:column-width="18.29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6"/>
    <style:style style:name="ce2" style:family="table-cell" style:parent-style-name="Default" style:data-style-name="N37"/>
    <style:style style:name="ce3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2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14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5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6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19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0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1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Heading">
      <style:table-cell-properties style:text-align-source="fix" style:repeat-content="false" fo:border="none"/>
      <style:paragraph-properties fo:text-align="center" fo:margin-left="0mm"/>
    </style:style>
    <style:style style:name="ce23" style:family="table-cell" style:parent-style-name="Default" style:data-style-name="N113">
      <style:table-cell-properties style:text-align-source="fix" style:repeat-content="false" fo:border="non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015-2016" table:style-name="ta1">
        <office:forms form:automatic-focus="false" form:apply-design-mode="false"/>
        <table:shapes>
          <draw:frame draw:z-index="0" draw:style-name="gr1" draw:text-style-name="P1" svg:width="187.34mm" svg:height="68.26mm" svg:x="215.35mm" svg:y="55.26mm">
            <loext:p/>
            <draw:object draw:notify-on-update-of-ranges="'2015-2016'.A2:'2015-2016'.A35 '2015-2016'.Q1:'2015-2016'.Q1 '2015-2016'.Q2:'2015-2016'.Q3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0"/>
        <table:table-column table:style-name="co7" table:default-cell-style-name="ce6"/>
        <table:table-column table:style-name="co8" table:default-cell-style-name="ce23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2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5" calcext:value-type="float">
            <text:p>5</text:p>
          </table:table-cell>
          <table:table-cell table:style-name="ce8" office:value-type="string" calcext:value-type="string">
            <text:p>-</text:p>
          </table:table-cell>
          <table:table-cell table:style-name="ce13" office:value-type="float" office:value="3" calcext:value-type="float">
            <text:p>3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6"/>
          <table:table-cell table:style-name="ce17"/>
          <table:table-cell table:style-name="ce19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1" table:formula="of:=COUNTIF([.D2:.L2];IF([.N2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1607" calcext:value-type="float">
            <text:p>1607</text:p>
          </table:table-cell>
          <table:table-cell office:value-type="float" office:value="1597" calcext:value-type="float">
            <text:p>1597</text:p>
          </table:table-cell>
          <table:table-cell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9" calcext:value-type="float">
            <text:p>9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7" calcext:value-type="float">
            <text:p>7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4"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table:style-name="ce19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1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3] = [.A2] ; [.Q2] ; [.Q2] + [.P2] + IF ([.A2] = [.A1] ; [.P1]; 0))" office:value-type="float" office:value="1607" calcext:value-type="float">
            <text:p>1607</text:p>
          </table:table-cell>
          <table:table-cell office:value-type="float" office:value="1638" calcext:value-type="float">
            <text:p>1638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3" office:value-type="float" office:value="5" calcext:value-type="float">
            <text:p>5</text:p>
          </table:table-cell>
          <table:table-cell table:style-name="ce14" office:value-type="string" calcext:value-type="string">
            <text:p>+</text:p>
          </table:table-cell>
          <table:table-cell table:style-name="ce13" office:value-type="float" office:value="3" calcext:value-type="float">
            <text:p>3</text:p>
          </table:table-cell>
          <table:table-cell table:style-name="ce14" office:value-type="string" calcext:value-type="string">
            <text:p>+</text:p>
          </table:table-cell>
          <table:table-cell table:style-name="ce13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6"/>
          <table:table-cell table:style-name="ce17"/>
          <table:table-cell table:style-name="ce19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1" table:formula="of:=COUNTIF([.D4:.L4];IF([.N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] = [.A3] ; [.Q3] ; [.Q3] + [.P3] + IF ([.A3] = [.A2] ; [.P2]; 0))" office:value-type="float" office:value="1608" calcext:value-type="float">
            <text:p>1608</text:p>
          </table:table-cell>
          <table:table-cell office:value-type="float" office:value="1405" calcext:value-type="float">
            <text:p>1405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5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8" calcext:value-type="float">
            <text:p>8</text:p>
          </table:table-cell>
          <table:table-cell table:style-name="ce14"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style-name="ce19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1" table:formula="of:=COUNTIF([.D5:.L5];IF([.N5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5] = [.A4] ; [.Q4] ; [.Q4] + [.P4] + IF ([.A4] = [.A3] ; [.P3]; 0))" office:value-type="float" office:value="1608" calcext:value-type="float">
            <text:p>1608</text:p>
          </table:table-cell>
          <table:table-cell office:value-type="float" office:value="1429" calcext:value-type="float">
            <text:p>1429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1" table:formula="of:=COUNTIF([.D6:.L6];IF([.N6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IF([.A6] = [.A5] ; [.Q5] ; [.Q5] + [.P5] + IF ([.A5] = [.A4] ; [.P4]; 0))" office:value-type="float" office:value="1610" calcext:value-type="float">
            <text:p>1610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19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1" table:formula="of:=COUNTIF([.D7:.L7];IF([.N7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IF([.A7] = [.A6] ; [.Q6] ; [.Q6] + [.P6] + IF ([.A6] = [.A5] ; [.P5]; 0))" office:value-type="float" office:value="1610" calcext:value-type="float">
            <text:p>1610</text:p>
          </table:table-cell>
          <table:table-cell office:value-type="float" office:value="1709" calcext:value-type="float">
            <text:p>1709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1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8] = [.A7] ; [.Q7] ; [.Q7] + [.P7] + IF ([.A7] = [.A6] ; [.P6]; 0))" office:value-type="float" office:value="1595" calcext:value-type="float">
            <text:p>1595</text:p>
          </table:table-cell>
          <table:table-cell office:value-type="float" office:value="1640" calcext:value-type="float">
            <text:p>1640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10"/>
          <table:table-cell table:style-name="ce5"/>
          <table:table-cell table:number-columns-repeated="2"/>
          <table:table-cell table:style-name="ce19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1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9] = [.A8] ; [.Q8] ; [.Q8] + [.P8] + IF ([.A8] = [.A7] ; [.P7]; 0))" office:value-type="float" office:value="1595" calcext:value-type="float">
            <text:p>1595</text:p>
          </table:table-cell>
          <table:table-cell office:value-type="float" office:value="1686" calcext:value-type="float">
            <text:p>1686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table:style-name="ce14"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9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1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10] = [.A9] ; [.Q9] ; [.Q9] + [.P9] + IF ([.A9] = [.A8] ; [.P8]; 0))" office:value-type="float" office:value="1587" calcext:value-type="float">
            <text:p>1587</text:p>
          </table:table-cell>
          <table:table-cell office:value-type="float" office:value="1563" calcext:value-type="float">
            <text:p>1563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19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1" table:formula="of:=COUNTIF([.D11:.L11];IF([.N11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1] = [.A10] ; [.Q10] ; [.Q10] + [.P10] + IF ([.A10] = [.A9] ; [.P9]; 0))" office:value-type="float" office:value="1587" calcext:value-type="float">
            <text:p>1587</text:p>
          </table:table-cell>
          <table:table-cell office:value-type="float" office:value="1730" calcext:value-type="float">
            <text:p>1730</text:p>
          </table:table-cell>
          <table:table-cell table:number-columns-repeated="1002"/>
        </table:table-row>
        <table:table-row table:style-name="ro1">
          <table:table-cell office:value-type="date" office:date-value="2015-11-06" calcext:value-type="date">
            <text:p>06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12:.L12];&quot;+&quot;)&gt;COUNTIF([.D12:.L12];&quot;-&quot;);&quot;+&quot;;&quot;-&quot;)" office:value-type="string" office:string-value="-" calcext:value-type="string">
            <text:p>-</text:p>
          </table:table-cell>
          <table:table-cell table:style-name="ce21" table:formula="of:=COUNTIF([.D12:.L12];IF([.N12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12] = [.A11] ; [.Q11] ; [.Q11] + [.P11] + IF ([.A11] = [.A10] ; [.P10]; 0))" office:value-type="float" office:value="1576" calcext:value-type="float">
            <text:p>1576</text:p>
          </table:table-cell>
          <table:table-cell office:value-type="float" office:value="1576" calcext:value-type="float">
            <text:p>1576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1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IF([.A13] = [.A12] ; [.Q12] ; [.Q12] + [.P12] + IF ([.A12] = [.A11] ; [.P11]; 0))" office:value-type="float" office:value="1568" calcext:value-type="float">
            <text:p>1568</text:p>
          </table:table-cell>
          <table:table-cell office:value-type="float" office:value="1542" calcext:value-type="float">
            <text:p>1542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21" table:formula="of:=COUNTIF([.D14:.L14];IF([.N14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14] = [.A13] ; [.Q13] ; [.Q13] + [.P13] + IF ([.A13] = [.A12] ; [.P12]; 0))" office:value-type="float" office:value="1568" calcext:value-type="float">
            <text:p>1568</text:p>
          </table:table-cell>
          <table:table-cell office:value-type="float" office:value="1602" calcext:value-type="float">
            <text:p>1602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21" table:formula="of:=COUNTIF([.D15:.L15];IF([.N15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5] = [.A14] ; [.Q14] ; [.Q14] + [.P14] + IF ([.A14] = [.A13] ; [.P13]; 0))" office:value-type="float" office:value="1568" calcext:value-type="float">
            <text:p>156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1" table:formula="of:=COUNTIF([.D16:.L16];IF([.N16]=&quot;+&quot;;&quot;-&quot;;&quot;+&quot;))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formula="of:=IF([.A16] = [.A15] ; [.Q15] ; [.Q15] + [.P15] + IF ([.A15] = [.A14] ; [.P14]; 0))" office:value-type="float" office:value="1568" calcext:value-type="float">
            <text:p>1568</text:p>
          </table:table-cell>
          <table:table-cell office:value-type="float" office:value="1647" calcext:value-type="float">
            <text:p>1647</text:p>
          </table:table-cell>
          <table:table-cell table:number-columns-repeated="1002"/>
        </table:table-row>
        <table:table-row table:style-name="ro1">
          <table:table-cell office:value-type="date" office:date-value="2015-11-23" calcext:value-type="date">
            <text:p>23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1" table:formula="of:=COUNTIF([.D17:.L17];IF([.N17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17] = [.A16] ; [.Q16] ; [.Q16] + [.P16] + IF ([.A16] = [.A15] ; [.P15]; 0))" office:value-type="float" office:value="1562" calcext:value-type="float">
            <text:p>1562</text:p>
          </table:table-cell>
          <table:table-cell office:value-type="float" office:value="1721" calcext:value-type="float">
            <text:p>1721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style-name="ce19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21" table:formula="of:=COUNTIF([.D18:.L18];IF([.N18]=&quot;+&quot;;&quot;-&quot;;&quot;+&quot;))" office:value-type="float" office:value="2" calcext:value-type="float">
            <text:p>2</text:p>
          </table:table-cell>
          <table:table-cell office:value-type="float" office:value="4" calcext:value-type="float">
            <text:p>+4</text:p>
          </table:table-cell>
          <table:table-cell table:formula="of:=IF([.A18] = [.A17] ; [.Q17] ; [.Q17] + [.P17] + IF ([.A17] = [.A16] ; [.P16]; 0))" office:value-type="float" office:value="1561" calcext:value-type="float">
            <text:p>1561</text:p>
          </table:table-cell>
          <table:table-cell office:value-type="float" office:value="1486" calcext:value-type="float">
            <text:p>1486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9" table:formula="of:=IF(COUNTIF([.D19:.L19];&quot;+&quot;)&gt;COUNTIF([.D19:.L19];&quot;-&quot;);&quot;+&quot;;&quot;-&quot;)" office:value-type="string" office:string-value="+" calcext:value-type="string">
            <text:p>+</text:p>
          </table:table-cell>
          <table:table-cell table:style-name="ce21" table:formula="of:=COUNTIF([.D19:.L19];IF([.N19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IF([.A19] = [.A18] ; [.Q18] ; [.Q18] + [.P18] + IF ([.A18] = [.A17] ; [.P17]; 0))" office:value-type="float" office:value="1561" calcext:value-type="float">
            <text:p>1561</text:p>
          </table:table-cell>
          <table:table-cell office:value-type="float" office:value="1572" calcext:value-type="float">
            <text:p>1572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1" table:formula="of:=COUNTIF([.D20:.L20];IF([.N20]=&quot;+&quot;;&quot;-&quot;;&quot;+&quot;))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formula="of:=IF([.A20] = [.A19] ; [.Q19] ; [.Q19] + [.P19] + IF ([.A19] = [.A18] ; [.P18]; 0))" office:value-type="float" office:value="1574" calcext:value-type="float">
            <text:p>1574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9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21" table:formula="of:=COUNTIF([.D21:.L21];IF([.N21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21] = [.A20] ; [.Q20] ; [.Q20] + [.P20] + IF ([.A20] = [.A19] ; [.P19]; 0))" office:value-type="float" office:value="1574" calcext:value-type="float">
            <text:p>1574</text:p>
          </table:table-cell>
          <table:table-cell office:value-type="float" office:value="1504" calcext:value-type="float">
            <text:p>1504</text:p>
          </table:table-cell>
          <table:table-cell table:number-columns-repeated="1002"/>
        </table:table-row>
        <table:table-row table:style-name="ro1">
          <table:table-cell office:value-type="date" office:date-value="2016-02-14" calcext:value-type="date">
            <text:p>14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21" table:formula="of:=COUNTIF([.D22:.L22];IF([.N22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22] = [.A21] ; [.Q21] ; [.Q21] + [.P21] + IF ([.A21] = [.A20] ; [.P20]; 0))" office:value-type="float" office:value="1564" calcext:value-type="float">
            <text:p>1564</text:p>
          </table:table-cell>
          <table:table-cell office:value-type="float" office:value="1622" calcext:value-type="float">
            <text:p>1622</text:p>
          </table:table-cell>
          <table:table-cell table:number-columns-repeated="1002"/>
        </table:table-row>
        <table:table-row table:style-name="ro1">
          <table:table-cell office:value-type="date" office:date-value="2016-02-16" calcext:value-type="date">
            <text:p>16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21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IF([.A23] = [.A22] ; [.Q22] ; [.Q22] + [.P22] + IF ([.A22] = [.A21] ; [.P21]; 0))" office:value-type="float" office:value="1559" calcext:value-type="float">
            <text:p>1559</text:p>
          </table:table-cell>
          <table:table-cell office:value-type="float" office:value="1599" calcext:value-type="float">
            <text:p>1599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style-name="ce19" table:formula="of:=IF(COUNTIF([.D24:.L24];&quot;+&quot;)&gt;COUNTIF([.D24:.L24];&quot;-&quot;);&quot;+&quot;;&quot;-&quot;)" office:value-type="string" office:string-value="-" calcext:value-type="string">
            <text:p>-</text:p>
          </table:table-cell>
          <table:table-cell table:style-name="ce21" table:formula="of:=COUNTIF([.D24:.L24];IF([.N24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24] = [.A23] ; [.Q23] ; [.Q23] + [.P23] + IF ([.A23] = [.A22] ; [.P22]; 0))" office:value-type="float" office:value="1553" calcext:value-type="float">
            <text:p>1553</text:p>
          </table:table-cell>
          <table:table-cell office:value-type="float" office:value="1558" calcext:value-type="float">
            <text:p>1558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table:style-name="ce19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21" table:formula="of:=COUNTIF([.D25:.L25];IF([.N25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IF([.A25] = [.A24] ; [.Q24] ; [.Q24] + [.P24] + IF ([.A24] = [.A23] ; [.P23]; 0))" office:value-type="float" office:value="1553" calcext:value-type="float">
            <text:p>1553</text:p>
          </table:table-cell>
          <table:table-cell office:value-type="float" office:value="1536" calcext:value-type="float">
            <text:p>1536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9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1" table:formula="of:=COUNTIF([.D26:.L26];IF([.N26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26] = [.A25] ; [.Q25] ; [.Q25] + [.P25] + IF ([.A25] = [.A24] ; [.P24]; 0))" office:value-type="float" office:value="1552" calcext:value-type="float">
            <text:p>1552</text:p>
          </table:table-cell>
          <table:table-cell office:value-type="float" office:value="1404" calcext:value-type="float">
            <text:p>1404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1" table:formula="of:=COUNTIF([.D27:.L27];IF([.N27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27] = [.A26] ; [.Q26] ; [.Q26] + [.P26] + IF ([.A26] = [.A25] ; [.P25]; 0))" office:value-type="float" office:value="1552" calcext:value-type="float">
            <text:p>1552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3-13" calcext:value-type="date">
            <text:p>13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style-name="ce19" table:formula="of:=IF(COUNTIF([.D28:.L28];&quot;+&quot;)&gt;COUNTIF([.D28:.L28];&quot;-&quot;);&quot;+&quot;;&quot;-&quot;)" office:value-type="string" office:string-value="-" calcext:value-type="string">
            <text:p>-</text:p>
          </table:table-cell>
          <table:table-cell table:style-name="ce21" table:formula="of:=COUNTIF([.D28:.L28];IF([.N28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8] = [.A27] ; [.Q27] ; [.Q27] + [.P27] + IF ([.A27] = [.A26] ; [.P26]; 0))" office:value-type="float" office:value="1556" calcext:value-type="float">
            <text:p>1556</text:p>
          </table:table-cell>
          <table:table-cell office:value-type="float" office:value="1574" calcext:value-type="float">
            <text:p>1574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19" table:formula="of:=IF(COUNTIF([.D29:.L29];&quot;+&quot;)&gt;COUNTIF([.D29:.L29];&quot;-&quot;);&quot;+&quot;;&quot;-&quot;)" office:value-type="string" office:string-value="-" calcext:value-type="string">
            <text:p>-</text:p>
          </table:table-cell>
          <table:table-cell table:style-name="ce21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29] = [.A28] ; [.Q28] ; [.Q28] + [.P28] + IF ([.A28] = [.A27] ; [.P27]; 0))" office:value-type="float" office:value="1549" calcext:value-type="float">
            <text:p>1549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9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1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30] = [.A29] ; [.Q29] ; [.Q29] + [.P29] + IF ([.A29] = [.A28] ; [.P28]; 0))" office:value-type="float" office:value="1549" calcext:value-type="float">
            <text:p>1549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1" table:formula="of:=COUNTIF([.D31:.L31];IF([.N31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31] = [.A30] ; [.Q30] ; [.Q30] + [.P30] + IF ([.A30] = [.A29] ; [.P29]; 0))" office:value-type="float" office:value="1541" calcext:value-type="float">
            <text:p>1541</text:p>
          </table:table-cell>
          <table:table-cell office:value-type="float" office:value="1586" calcext:value-type="float">
            <text:p>1586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1" table:formula="of:=COUNTIF([.D32:.L32];IF([.N32]=&quot;+&quot;;&quot;-&quot;;&quot;+&quot;))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formula="of:=IF([.A32] = [.A31] ; [.Q31] ; [.Q31] + [.P31] + IF ([.A31] = [.A30] ; [.P30]; 0))" office:value-type="float" office:value="1541" calcext:value-type="float">
            <text:p>1541</text:p>
          </table:table-cell>
          <table:table-cell office:value-type="float" office:value="1577" calcext:value-type="float">
            <text:p>1577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1" table:formula="of:=COUNTIF([.D33:.L33];IF([.N33]=&quot;+&quot;;&quot;-&quot;;&quot;+&quot;))"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table:formula="of:=IF([.A33] = [.A32] ; [.Q32] ; [.Q32] + [.P32] + IF ([.A32] = [.A31] ; [.P31]; 0))" office:value-type="float" office:value="1546" calcext:value-type="float">
            <text:p>1546</text:p>
          </table:table-cell>
          <table:table-cell office:value-type="float" office:value="1455" calcext:value-type="float">
            <text:p>1455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34:.L34];&quot;+&quot;)&gt;COUNTIF([.D34:.L34];&quot;-&quot;);&quot;+&quot;;&quot;-&quot;)" office:value-type="string" office:string-value="-" calcext:value-type="string">
            <text:p>-</text:p>
          </table:table-cell>
          <table:table-cell table:style-name="ce21" table:formula="of:=COUNTIF([.D34:.L34];IF([.N34]=&quot;+&quot;;&quot;-&quot;;&quot;+&quot;))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formula="of:=IF([.A34] = [.A33] ; [.Q33] ; [.Q33] + [.P33] + IF ([.A33] = [.A32] ; [.P32]; 0))" office:value-type="float" office:value="1546" calcext:value-type="float">
            <text:p>1546</text:p>
          </table:table-cell>
          <table:table-cell office:value-type="float" office:value="1517" calcext:value-type="float">
            <text:p>1517</text:p>
          </table:table-cell>
          <table:table-cell table:number-columns-repeated="1002"/>
        </table:table-row>
        <table:table-row table:style-name="ro1">
          <table:table-cell office:value-type="date" office:date-value="2016-04-19" calcext:value-type="date">
            <text:p>19.04.2016</text:p>
          </table:table-cell>
          <table:table-cell table:number-columns-repeated="12"/>
          <table:table-cell table:style-name="ce19"/>
          <table:table-cell table:style-name="ce21"/>
          <table:table-cell/>
          <table:table-cell table:formula="of:=IF([.A35] = [.A34] ; [.Q34] ; [.Q34] + [.P34] + IF ([.A34] = [.A33] ; [.P33]; 0))" office:value-type="float" office:value="1523" calcext:value-type="float">
            <text:p>1523</text:p>
          </table:table-cell>
          <table:table-cell table:number-columns-repeated="1003"/>
        </table:table-row>
        <table:table-row table:style-name="ro1" table:number-rows-repeated="13">
          <table:table-cell table:number-columns-repeated="13"/>
          <table:table-cell table:style-name="ce19"/>
          <table:table-cell table:style-name="ce21"/>
          <table:table-cell table:number-columns-repeated="1005"/>
        </table:table-row>
        <table:table-row table:style-name="ro1" table:number-rows-repeated="104852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16-2017" table:style-name="ta1">
        <table:shapes>
          <draw:frame draw:z-index="0" draw:style-name="gr1" draw:text-style-name="P1" svg:width="154.82mm" svg:height="68.26mm" svg:x="221.19mm" svg:y="10.11mm">
            <loext:p/>
            <draw:object draw:notify-on-update-of-ranges="'2016-2017'.A2:'2016-2017'.A49 '2016-2017'.Q1:'2016-2017'.Q1 '2016-2017'.Q2:'2016-2017'.Q4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0"/>
        <table:table-column table:style-name="co7" table:default-cell-style-name="ce6"/>
        <table:table-column table:style-name="co8" table:default-cell-style-name="ce23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2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1" table:formula="of:=COUNTIF([.D2:.L2];IF([.N2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1523" calcext:value-type="float">
            <text:p>1523</text:p>
          </table:table-cell>
          <table:table-cell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19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1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table:formula="of:=IF([.A3] = [.A2] ; [.Q2] ; [.Q2] + [.P2] + IF ([.A2] = [.A1] ; [.P1]; 0))" office:value-type="float" office:value="1523" calcext:value-type="float">
            <text:p>1523</text:p>
          </table:table-cell>
          <table:table-cell office:value-type="float" office:value="1594" calcext:value-type="float">
            <text:p>1594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table:style-name="ce19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1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14" calcext:value-type="float">
            <text:p>+14</text:p>
          </table:table-cell>
          <table:table-cell table:formula="of:=IF([.A4] = [.A3] ; [.Q3] ; [.Q3] + [.P3] + IF ([.A3] = [.A2] ; [.P2]; 0))" office:value-type="float" office:value="1511" calcext:value-type="float">
            <text:p>1511</text:p>
          </table:table-cell>
          <table:table-cell office:value-type="float" office:value="1627" calcext:value-type="float">
            <text:p>1627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19" table:formula="of:=IF(COUNTIF([.D5:.L5];&quot;+&quot;)&gt;COUNTIF([.D5:.L5];&quot;-&quot;);&quot;+&quot;;&quot;-&quot;)" office:value-type="string" office:string-value="-" calcext:value-type="string">
            <text:p>-</text:p>
          </table:table-cell>
          <table:table-cell table:style-name="ce21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5] = [.A4] ; [.Q4] ; [.Q4] + [.P4] + IF ([.A4] = [.A3] ; [.P3]; 0))" office:value-type="float" office:value="1511" calcext:value-type="float">
            <text:p>1511</text:p>
          </table:table-cell>
          <table:table-cell office:value-type="float" office:value="1723" calcext:value-type="float">
            <text:p>1723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9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1" table:formula="of:=COUNTIF([.D6:.L6];IF([.N6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6] = [.A5] ; [.Q5] ; [.Q5] + [.P5] + IF ([.A5] = [.A4] ; [.P4]; 0))" office:value-type="float" office:value="1524" calcext:value-type="float">
            <text:p>1524</text:p>
          </table:table-cell>
          <table:table-cell office:value-type="float" office:value="1579" calcext:value-type="float">
            <text:p>1579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9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21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7] = [.A6] ; [.Q6] ; [.Q6] + [.P6] + IF ([.A6] = [.A5] ; [.P5]; 0))" office:value-type="float" office:value="1524" calcext:value-type="float">
            <text:p>1524</text:p>
          </table:table-cell>
          <table:table-cell office:value-type="float" office:value="1596" calcext:value-type="float">
            <text:p>1596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9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1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12" calcext:value-type="float">
            <text:p>+12</text:p>
          </table:table-cell>
          <table:table-cell table:formula="of:=IF([.A8] = [.A7] ; [.Q7] ; [.Q7] + [.P7] + IF ([.A7] = [.A6] ; [.P6]; 0))" office:value-type="float" office:value="1531" calcext:value-type="float">
            <text:p>153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1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9] = [.A8] ; [.Q8] ; [.Q8] + [.P8] + IF ([.A8] = [.A7] ; [.P7]; 0))" office:value-type="float" office:value="1531" calcext:value-type="float">
            <text:p>1531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9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1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formula="of:=IF([.A10] = [.A9] ; [.Q9] ; [.Q9] + [.P9] + IF ([.A9] = [.A8] ; [.P8]; 0))" office:value-type="float" office:value="1541" calcext:value-type="float">
            <text:p>1541</text:p>
          </table:table-cell>
          <table:table-cell office:value-type="float" office:value="1549" calcext:value-type="float">
            <text:p>1549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table:style-name="ce19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21" table:formula="of:=COUNTIF([.D11:.L11];IF([.N11]=&quot;+&quot;;&quot;-&quot;;&quot;+&quot;))" office:value-type="float" office:value="2" calcext:value-type="float">
            <text:p>2</text:p>
          </table:table-cell>
          <table:table-cell office:value-type="float" office:value="12" calcext:value-type="float">
            <text:p>+12</text:p>
          </table:table-cell>
          <table:table-cell table:formula="of:=IF([.A11] = [.A10] ; [.Q10] ; [.Q10] + [.P10] + IF ([.A10] = [.A9] ; [.P9]; 0))" office:value-type="float" office:value="1541" calcext:value-type="float">
            <text:p>1541</text:p>
          </table:table-cell>
          <table:table-cell office:value-type="float" office:value="1613" calcext:value-type="float">
            <text:p>1613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9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1" table:formula="of:=COUNTIF([.D12:.L12];IF([.N12]=&quot;+&quot;;&quot;-&quot;;&quot;+&quot;))" office:value-type="float" office:value="1" calcext:value-type="float">
            <text:p>1</text:p>
          </table:table-cell>
          <table:table-cell office:value-type="float" office:value="5" calcext:value-type="float">
            <text:p>+5</text:p>
          </table:table-cell>
          <table:table-cell table:formula="of:=IF([.A12] = [.A11] ; [.Q11] ; [.Q11] + [.P11] + IF ([.A11] = [.A10] ; [.P10]; 0))" office:value-type="float" office:value="1545" calcext:value-type="float">
            <text:p>1545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21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13] = [.A12] ; [.Q12] ; [.Q12] + [.P12] + IF ([.A12] = [.A11] ; [.P11]; 0))" office:value-type="float" office:value="1545" calcext:value-type="float">
            <text:p>1545</text:p>
          </table:table-cell>
          <table:table-cell office:value-type="float" office:value="1543" calcext:value-type="float">
            <text:p>1543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9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1" table:formula="of:=COUNTIF([.D14:.L14];IF([.N14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14] = [.A13] ; [.Q13] ; [.Q13] + [.P13] + IF ([.A13] = [.A12] ; [.P12]; 0))" office:value-type="float" office:value="1558" calcext:value-type="float">
            <text:p>1558</text:p>
          </table:table-cell>
          <table:table-cell office:value-type="float" office:value="1615" calcext:value-type="float">
            <text:p>1615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19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1" table:formula="of:=COUNTIF([.D15:.L15];IF([.N15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15] = [.A14] ; [.Q14] ; [.Q14] + [.P14] + IF ([.A14] = [.A13] ; [.P13]; 0))" office:value-type="float" office:value="1558" calcext:value-type="float">
            <text:p>1558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1" table:formula="of:=COUNTIF([.D16:.L16];IF([.N16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16] = [.A15] ; [.Q15] ; [.Q15] + [.P15] + IF ([.A15] = [.A14] ; [.P14]; 0))" office:value-type="float" office:value="1560" calcext:value-type="float">
            <text:p>1560</text:p>
          </table:table-cell>
          <table:table-cell office:value-type="float" office:value="1561" calcext:value-type="float">
            <text:p>1561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table:style-name="ce19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1" table:formula="of:=COUNTIF([.D17:.L17];IF([.N17]=&quot;+&quot;;&quot;-&quot;;&quot;+&quot;))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IF([.A17] = [.A16] ; [.Q16] ; [.Q16] + [.P16] + IF ([.A16] = [.A15] ; [.P15]; 0))" office:value-type="float" office:value="1560" calcext:value-type="float">
            <text:p>1560</text:p>
          </table:table-cell>
          <table:table-cell office:value-type="float" office:value="1677" calcext:value-type="float">
            <text:p>1677</text:p>
          </table:table-cell>
          <table:table-cell table:number-columns-repeated="1002"/>
        </table:table-row>
        <table:table-row table:style-name="ro1">
          <table:table-cell office:value-type="date" office:date-value="2016-11-21" calcext:value-type="date">
            <text:p>2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1" table:formula="of:=COUNTIF([.D18:.L18];IF([.N18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18] = [.A17] ; [.Q17] ; [.Q17] + [.P17] + IF ([.A17] = [.A16] ; [.P16]; 0))" office:value-type="float" office:value="1550" calcext:value-type="float">
            <text:p>1550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19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21" table:formula="of:=COUNTIF([.D19:.L19];IF([.N19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19] = [.A18] ; [.Q18] ; [.Q18] + [.P18] + IF ([.A18] = [.A17] ; [.P17]; 0))" office:value-type="float" office:value="1548" calcext:value-type="float">
            <text:p>1548</text:p>
          </table:table-cell>
          <table:table-cell office:value-type="float" office:value="1606" calcext:value-type="float">
            <text:p>1606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9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1" table:formula="of:=COUNTIF([.D20:.L20];IF([.N20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20] = [.A19] ; [.Q19] ; [.Q19] + [.P19] + IF ([.A19] = [.A18] ; [.P18]; 0))" office:value-type="float" office:value="1548" calcext:value-type="float">
            <text:p>154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21" table:formula="of:=COUNTIF([.D21:.L21];IF([.N21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1] = [.A20] ; [.Q20] ; [.Q20] + [.P20] + IF ([.A20] = [.A19] ; [.P19]; 0))" office:value-type="float" office:value="1541" calcext:value-type="float">
            <text:p>1541</text:p>
          </table:table-cell>
          <table:table-cell office:value-type="float" office:value="1564" calcext:value-type="float">
            <text:p>1564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table:style-name="ce19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21" table:formula="of:=COUNTIF([.D22:.L22];IF([.N22]=&quot;+&quot;;&quot;-&quot;;&quot;+&quot;))" office:value-type="float" office:value="2" calcext:value-type="float">
            <text:p>2</text:p>
          </table:table-cell>
          <table:table-cell office:value-type="float" office:value="13" calcext:value-type="float">
            <text:p>+13</text:p>
          </table:table-cell>
          <table:table-cell table:formula="of:=IF([.A22] = [.A21] ; [.Q21] ; [.Q21] + [.P21] + IF ([.A21] = [.A20] ; [.P20]; 0))" office:value-type="float" office:value="1541" calcext:value-type="float">
            <text:p>1541</text:p>
          </table:table-cell>
          <table:table-cell office:value-type="float" office:value="1626" calcext:value-type="float">
            <text:p>1626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style-name="ce19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21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23] = [.A22] ; [.Q22] ; [.Q22] + [.P22] + IF ([.A22] = [.A21] ; [.P21]; 0))" office:value-type="float" office:value="1547" calcext:value-type="float">
            <text:p>1547</text:p>
          </table:table-cell>
          <table:table-cell office:value-type="float" office:value="1625" calcext:value-type="float">
            <text:p>1625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9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21" table:formula="of:=COUNTIF([.D24:.L24];IF([.N24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4] = [.A23] ; [.Q23] ; [.Q23] + [.P23] + IF ([.A23] = [.A22] ; [.P22]; 0))" office:value-type="float" office:value="1547" calcext:value-type="float">
            <text:p>1547</text:p>
          </table:table-cell>
          <table:table-cell office:value-type="float" office:value="1528" calcext:value-type="float">
            <text:p>1528</text:p>
          </table:table-cell>
          <table:table-cell table:number-columns-repeated="1002"/>
        </table:table-row>
        <table:table-row table:style-name="ro1">
          <table:table-cell office:value-type="date" office:date-value="2017-01-24" calcext:value-type="date">
            <text:p>24.0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19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21" table:formula="of:=COUNTIF([.D25:.L25];IF([.N25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25] = [.A24] ; [.Q24] ; [.Q24] + [.P24] + IF ([.A24] = [.A23] ; [.P23]; 0))" office:value-type="float" office:value="1566" calcext:value-type="float">
            <text:p>1566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1" table:formula="of:=COUNTIF([.D26:.L26];IF([.N26]=&quot;+&quot;;&quot;-&quot;;&quot;+&quot;))" office:value-type="float" office:value="2" calcext:value-type="float">
            <text:p>2</text:p>
          </table:table-cell>
          <table:table-cell office:value-type="float" office:value="9" calcext:value-type="float">
            <text:p>+9</text:p>
          </table:table-cell>
          <table:table-cell table:formula="of:=IF([.A26] = [.A25] ; [.Q25] ; [.Q25] + [.P25] + IF ([.A25] = [.A24] ; [.P24]; 0))" office:value-type="float" office:value="1558" calcext:value-type="float">
            <text:p>1558</text:p>
          </table:table-cell>
          <table:table-cell office:value-type="float" office:value="1575" calcext:value-type="float">
            <text:p>1575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9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1" table:formula="of:=COUNTIF([.D27:.L27];IF([.N27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7] = [.A26] ; [.Q26] ; [.Q26] + [.P26] + IF ([.A26] = [.A25] ; [.P25]; 0))" office:value-type="float" office:value="1558" calcext:value-type="float">
            <text:p>1558</text:p>
          </table:table-cell>
          <table:table-cell office:value-type="float" office:value="1539" calcext:value-type="float">
            <text:p>1539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19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1" table:formula="of:=COUNTIF([.D28:.L28];IF([.N28]=&quot;+&quot;;&quot;-&quot;;&quot;+&quot;))" office:value-type="float" office:value="1" calcext:value-type="float">
            <text:p>1</text:p>
          </table:table-cell>
          <table:table-cell office:value-type="float" office:value="14" calcext:value-type="float">
            <text:p>+14</text:p>
          </table:table-cell>
          <table:table-cell table:formula="of:=IF([.A28] = [.A27] ; [.Q27] ; [.Q27] + [.P27] + IF ([.A27] = [.A26] ; [.P26]; 0))" office:value-type="float" office:value="1574" calcext:value-type="float">
            <text:p>1574</text:p>
          </table:table-cell>
          <table:table-cell office:value-type="float" office:value="1690" calcext:value-type="float">
            <text:p>1690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style-name="ce19" table:formula="of:=IF(COUNTIF([.D29:.L29];&quot;+&quot;)&gt;COUNTIF([.D29:.L29];&quot;-&quot;);&quot;+&quot;;&quot;-&quot;)" office:value-type="string" office:string-value="+" calcext:value-type="string">
            <text:p>+</text:p>
          </table:table-cell>
          <table:table-cell table:style-name="ce21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29] = [.A28] ; [.Q28] ; [.Q28] + [.P28] + IF ([.A28] = [.A27] ; [.P27]; 0))" office:value-type="float" office:value="1574" calcext:value-type="float">
            <text:p>1574</text:p>
          </table:table-cell>
          <table:table-cell office:value-type="float" office:value="1519" calcext:value-type="float">
            <text:p>1519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1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30] = [.A29] ; [.Q29] ; [.Q29] + [.P29] + IF ([.A29] = [.A28] ; [.P28]; 0))" office:value-type="float" office:value="1599" calcext:value-type="float">
            <text:p>1599</text:p>
          </table:table-cell>
          <table:table-cell office:value-type="float" office:value="1443" calcext:value-type="float">
            <text:p>1443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ce19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1" table:formula="of:=COUNTIF([.D31:.L31];IF([.N31]=&quot;+&quot;;&quot;-&quot;;&quot;+&quot;))" office:value-type="float" office:value="0" calcext:value-type="float">
            <text:p>0</text:p>
          </table:table-cell>
          <table:table-cell office:value-type="float" office:value="5" calcext:value-type="float">
            <text:p>+5</text:p>
          </table:table-cell>
          <table:table-cell table:formula="of:=IF([.A31] = [.A30] ; [.Q30] ; [.Q30] + [.P30] + IF ([.A30] = [.A29] ; [.P29]; 0))" office:value-type="float" office:value="1599" calcext:value-type="float">
            <text:p>1599</text:p>
          </table:table-cell>
          <table:table-cell office:value-type="float" office:value="1551" calcext:value-type="float">
            <text:p>155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19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1" table:formula="of:=COUNTIF([.D32:.L32];IF([.N32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32] = [.A31] ; [.Q31] ; [.Q31] + [.P31] + IF ([.A31] = [.A30] ; [.P30]; 0))" office:value-type="float" office:value="1605" calcext:value-type="float">
            <text:p>1605</text:p>
          </table:table-cell>
          <table:table-cell office:value-type="float" office:value="1700" calcext:value-type="float">
            <text:p>1700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1" table:formula="of:=COUNTIF([.D33:.L33];IF([.N33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33] = [.A32] ; [.Q32] ; [.Q32] + [.P32] + IF ([.A32] = [.A31] ; [.P31]; 0))" office:value-type="float" office:value="1605" calcext:value-type="float">
            <text:p>1605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27" calcext:value-type="date">
            <text:p>27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19" table:formula="of:=IF(COUNTIF([.D34:.L34];&quot;+&quot;)&gt;COUNTIF([.D34:.L34];&quot;-&quot;);&quot;+&quot;;&quot;-&quot;)" office:value-type="string" office:string-value="+" calcext:value-type="string">
            <text:p>+</text:p>
          </table:table-cell>
          <table:table-cell table:style-name="ce21" table:formula="of:=COUNTIF([.D34:.L34];IF([.N34]=&quot;+&quot;;&quot;-&quot;;&quot;+&quot;))"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formula="of:=IF([.A34] = [.A33] ; [.Q33] ; [.Q33] + [.P33] + IF ([.A33] = [.A32] ; [.P32]; 0))" office:value-type="float" office:value="1591" calcext:value-type="float">
            <text:p>1591</text:p>
          </table:table-cell>
          <table:table-cell office:value-type="float" office:value="1323" calcext:value-type="float">
            <text:p>1323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" table:formula="of:=IF(COUNTIF([.D35:.L35];&quot;+&quot;)&gt;COUNTIF([.D35:.L35];&quot;-&quot;);&quot;+&quot;;&quot;-&quot;)" office:value-type="string" office:string-value="-" calcext:value-type="string">
            <text:p>-</text:p>
          </table:table-cell>
          <table:table-cell table:style-name="ce21" table:formula="of:=COUNTIF([.D35:.L35];IF([.N35]=&quot;+&quot;;&quot;-&quot;;&quot;+&quot;))"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formula="of:=IF([.A35] = [.A34] ; [.Q34] ; [.Q34] + [.P34] + IF ([.A34] = [.A33] ; [.P33]; 0))" office:value-type="float" office:value="1591" calcext:value-type="float">
            <text:p>159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9" table:formula="of:=IF(COUNTIF([.D36:.L36];&quot;+&quot;)&gt;COUNTIF([.D36:.L36];&quot;-&quot;);&quot;+&quot;;&quot;-&quot;)" office:value-type="string" office:string-value="-" calcext:value-type="string">
            <text:p>-</text:p>
          </table:table-cell>
          <table:table-cell table:style-name="ce21" table:formula="of:=COUNTIF([.D36:.L36];IF([.N36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36] = [.A35] ; [.Q35] ; [.Q35] + [.P35] + IF ([.A35] = [.A34] ; [.P34]; 0))" office:value-type="float" office:value="1591" calcext:value-type="float">
            <text:p>1591</text:p>
          </table:table-cell>
          <table:table-cell office:value-type="float" office:value="1566" calcext:value-type="float">
            <text:p>1566</text:p>
          </table:table-cell>
          <table:table-cell table:number-columns-repeated="1002"/>
        </table:table-row>
        <table:table-row table:style-name="ro1">
          <table:table-cell office:value-type="date" office:date-value="2017-03-08" calcext:value-type="date">
            <text:p>08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style-name="ce19" table:formula="of:=IF(COUNTIF([.D37:.L37];&quot;+&quot;)&gt;COUNTIF([.D37:.L37];&quot;-&quot;);&quot;+&quot;;&quot;-&quot;)" office:value-type="string" office:string-value="+" calcext:value-type="string">
            <text:p>+</text:p>
          </table:table-cell>
          <table:table-cell table:style-name="ce21" table:formula="of:=COUNTIF([.D37:.L37];IF([.N37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7] = [.A36] ; [.Q36] ; [.Q36] + [.P36] + IF ([.A36] = [.A35] ; [.P35]; 0))" office:value-type="float" office:value="1575" calcext:value-type="float">
            <text:p>1575</text:p>
          </table:table-cell>
          <table:table-cell office:value-type="float" office:value="1546" calcext:value-type="float">
            <text:p>1546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38:.L38];&quot;+&quot;)&gt;COUNTIF([.D38:.L38];&quot;-&quot;);&quot;+&quot;;&quot;-&quot;)" office:value-type="string" office:string-value="+" calcext:value-type="string">
            <text:p>+</text:p>
          </table:table-cell>
          <table:table-cell table:style-name="ce21" table:formula="of:=COUNTIF([.D38:.L38];IF([.N38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38] = [.A37] ; [.Q37] ; [.Q37] + [.P37] + IF ([.A37] = [.A36] ; [.P36]; 0))" office:value-type="float" office:value="1581" calcext:value-type="float">
            <text:p>1581</text:p>
          </table:table-cell>
          <table:table-cell office:value-type="float" office:value="1554" calcext:value-type="float">
            <text:p>1554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39:.L39];&quot;+&quot;)&gt;COUNTIF([.D39:.L39];&quot;-&quot;);&quot;+&quot;;&quot;-&quot;)" office:value-type="string" office:string-value="+" calcext:value-type="string">
            <text:p>+</text:p>
          </table:table-cell>
          <table:table-cell table:style-name="ce21" table:formula="of:=COUNTIF([.D39:.L39];IF([.N39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9] = [.A38] ; [.Q38] ; [.Q38] + [.P38] + IF ([.A38] = [.A37] ; [.P37]; 0))" office:value-type="float" office:value="1581" calcext:value-type="float">
            <text:p>1581</text:p>
          </table:table-cell>
          <table:table-cell office:value-type="float" office:value="1547" calcext:value-type="float">
            <text:p>1547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19" table:formula="of:=IF(COUNTIF([.D40:.L40];&quot;+&quot;)&gt;COUNTIF([.D40:.L40];&quot;-&quot;);&quot;+&quot;;&quot;-&quot;)" office:value-type="string" office:string-value="+" calcext:value-type="string">
            <text:p>+</text:p>
          </table:table-cell>
          <table:table-cell table:style-name="ce21" table:formula="of:=COUNTIF([.D40:.L40];IF([.N40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40] = [.A39] ; [.Q39] ; [.Q39] + [.P39] + IF ([.A39] = [.A38] ; [.P38]; 0))" office:value-type="float" office:value="1595" calcext:value-type="float">
            <text:p>1595</text:p>
          </table:table-cell>
          <table:table-cell office:value-type="float" office:value="1514" calcext:value-type="float">
            <text:p>1514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ce19" table:formula="of:=IF(COUNTIF([.D41:.L41];&quot;+&quot;)&gt;COUNTIF([.D41:.L41];&quot;-&quot;);&quot;+&quot;;&quot;-&quot;)" office:value-type="string" office:string-value="+" calcext:value-type="string">
            <text:p>+</text:p>
          </table:table-cell>
          <table:table-cell table:style-name="ce21" table:formula="of:=COUNTIF([.D41:.L41];IF([.N41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41] = [.A40] ; [.Q40] ; [.Q40] + [.P40] + IF ([.A40] = [.A39] ; [.P39]; 0))" office:value-type="float" office:value="1595" calcext:value-type="float">
            <text:p>1595</text:p>
          </table:table-cell>
          <table:table-cell office:value-type="float" office:value="1506" calcext:value-type="float">
            <text:p>1506</text:p>
          </table:table-cell>
          <table:table-cell table:number-columns-repeated="1002"/>
        </table:table-row>
        <table:table-row table:style-name="ro1">
          <table:table-cell office:value-type="date" office:date-value="2017-03-22" calcext:value-type="date">
            <text:p>2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42:.L42];&quot;+&quot;)&gt;COUNTIF([.D42:.L42];&quot;-&quot;);&quot;+&quot;;&quot;-&quot;)" office:value-type="string" office:string-value="+" calcext:value-type="string">
            <text:p>+</text:p>
          </table:table-cell>
          <table:table-cell table:style-name="ce21" table:formula="of:=COUNTIF([.D42:.L42];IF([.N42]=&quot;+&quot;;&quot;-&quot;;&quot;+&quot;))" office:value-type="float" office:value="0" calcext:value-type="float">
            <text:p>0</text:p>
          </table:table-cell>
          <table:table-cell office:value-type="float" office:value="8" calcext:value-type="float">
            <text:p>+8</text:p>
          </table:table-cell>
          <table:table-cell table:formula="of:=IF([.A42] = [.A41] ; [.Q41] ; [.Q41] + [.P41] + IF ([.A41] = [.A40] ; [.P40]; 0))" office:value-type="float" office:value="1602" calcext:value-type="float">
            <text:p>1602</text:p>
          </table:table-cell>
          <table:table-cell office:value-type="float" office:value="1618" calcext:value-type="float">
            <text:p>1618</text:p>
          </table:table-cell>
          <table:table-cell table:number-columns-repeated="1002"/>
        </table:table-row>
        <table:table-row table:style-name="ro1">
          <table:table-cell office:value-type="date" office:date-value="2017-04-06" calcext:value-type="date">
            <text:p>06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9" table:formula="of:=IF(COUNTIF([.D43:.L43];&quot;+&quot;)&gt;COUNTIF([.D43:.L43];&quot;-&quot;);&quot;+&quot;;&quot;-&quot;)" office:value-type="string" office:string-value="-" calcext:value-type="string">
            <text:p>-</text:p>
          </table:table-cell>
          <table:table-cell table:style-name="ce21" table:formula="of:=COUNTIF([.D43:.L43];IF([.N43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formula="of:=IF([.A43] = [.A42] ; [.Q42] ; [.Q42] + [.P42] + IF ([.A42] = [.A41] ; [.P41]; 0))" office:value-type="float" office:value="1610" calcext:value-type="float">
            <text:p>1610</text:p>
          </table:table-cell>
          <table:table-cell office:value-type="float" office:value="1619" calcext:value-type="float">
            <text:p>1619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44:.L44];&quot;+&quot;)&gt;COUNTIF([.D44:.L44];&quot;-&quot;);&quot;+&quot;;&quot;-&quot;)" office:value-type="string" office:string-value="+" calcext:value-type="string">
            <text:p>+</text:p>
          </table:table-cell>
          <table:table-cell table:style-name="ce21" table:formula="of:=COUNTIF([.D44:.L44];IF([.N4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4] = [.A43] ; [.Q43] ; [.Q43] + [.P43] + IF ([.A43] = [.A42] ; [.P42]; 0))" office:value-type="float" office:value="1601" calcext:value-type="float">
            <text:p>1601</text:p>
          </table:table-cell>
          <table:table-cell office:value-type="float" office:value="1620" calcext:value-type="float">
            <text:p>1620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9" table:formula="of:=IF(COUNTIF([.D45:.L45];&quot;+&quot;)&gt;COUNTIF([.D45:.L45];&quot;-&quot;);&quot;+&quot;;&quot;-&quot;)" office:value-type="string" office:string-value="+" calcext:value-type="string">
            <text:p>+</text:p>
          </table:table-cell>
          <table:table-cell table:style-name="ce21" table:formula="of:=COUNTIF([.D45:.L45];IF([.N45]=&quot;+&quot;;&quot;-&quot;;&quot;+&quot;))" office:value-type="float" office:value="1" calcext:value-type="float">
            <text:p>1</text:p>
          </table:table-cell>
          <table:table-cell office:value-type="float" office:value="3" calcext:value-type="float">
            <text:p>+3</text:p>
          </table:table-cell>
          <table:table-cell table:formula="of:=IF([.A45] = [.A44] ; [.Q44] ; [.Q44] + [.P44] + IF ([.A44] = [.A43] ; [.P43]; 0))" office:value-type="float" office:value="1601" calcext:value-type="float">
            <text:p>1601</text:p>
          </table:table-cell>
          <table:table-cell office:value-type="float" office:value="1621" calcext:value-type="float">
            <text:p>1621</text:p>
          </table:table-cell>
          <table:table-cell table:number-columns-repeated="1002"/>
        </table:table-row>
        <table:table-row table:style-name="ro1">
          <table:table-cell office:value-type="date" office:date-value="2017-04-23" calcext:value-type="date">
            <text:p>23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46:.L46];&quot;+&quot;)&gt;COUNTIF([.D46:.L46];&quot;-&quot;);&quot;+&quot;;&quot;-&quot;)" office:value-type="string" office:string-value="-" calcext:value-type="string">
            <text:p>-</text:p>
          </table:table-cell>
          <table:table-cell table:style-name="ce21" table:formula="of:=COUNTIF([.D46:.L46];IF([.N46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46] = [.A45] ; [.Q45] ; [.Q45] + [.P45] + IF ([.A45] = [.A44] ; [.P44]; 0))" office:value-type="float" office:value="1605" calcext:value-type="float">
            <text:p>1605</text:p>
          </table:table-cell>
          <table:table-cell office:value-type="float" office:value="1705" calcext:value-type="float">
            <text:p>1705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47:.L47];&quot;+&quot;)&gt;COUNTIF([.D47:.L47];&quot;-&quot;);&quot;+&quot;;&quot;-&quot;)" office:value-type="string" office:string-value="-" calcext:value-type="string">
            <text:p>-</text:p>
          </table:table-cell>
          <table:table-cell table:style-name="ce21" table:formula="of:=COUNTIF([.D47:.L47];IF([.N47]=&quot;+&quot;;&quot;-&quot;;&quot;+&quot;))" office:value-type="float" office:value="2" calcext:value-type="float">
            <text:p>2</text:p>
          </table:table-cell>
          <table:table-cell office:value-type="float" office:value="-14" calcext:value-type="float">
            <text:p>-14</text:p>
          </table:table-cell>
          <table:table-cell table:formula="of:=IF([.A47] = [.A46] ; [.Q46] ; [.Q46] + [.P46] + IF ([.A46] = [.A45] ; [.P45]; 0))" office:value-type="float" office:value="1602" calcext:value-type="float">
            <text:p>1602</text:p>
          </table:table-cell>
          <table:table-cell office:value-type="float" office:value="1706" calcext:value-type="float">
            <text:p>1706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48:.L48];&quot;+&quot;)&gt;COUNTIF([.D48:.L48];&quot;-&quot;);&quot;+&quot;;&quot;-&quot;)" office:value-type="string" office:string-value="+" calcext:value-type="string">
            <text:p>+</text:p>
          </table:table-cell>
          <table:table-cell table:style-name="ce21" table:formula="of:=COUNTIF([.D48:.L48];IF([.N48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48] = [.A47] ; [.Q47] ; [.Q47] + [.P47] + IF ([.A47] = [.A46] ; [.P46]; 0))" office:value-type="float" office:value="1602" calcext:value-type="float">
            <text:p>1602</text:p>
          </table:table-cell>
          <table:table-cell office:value-type="float" office:value="1707" calcext:value-type="float">
            <text:p>1707</text:p>
          </table:table-cell>
          <table:table-cell table:number-columns-repeated="1002"/>
        </table:table-row>
        <table:table-row table:style-name="ro1">
          <table:table-cell office:value-type="date" office:date-value="2017-05-04" calcext:value-type="date">
            <text:p>04.05.2017</text:p>
          </table:table-cell>
          <table:table-cell table:number-columns-repeated="15"/>
          <table:table-cell table:formula="of:=IF([.A49] = [.A48] ; [.Q48] ; [.Q48] + [.P48] + IF ([.A48] = [.A47] ; [.P47]; 0))" office:value-type="float" office:value="1589" calcext:value-type="float">
            <text:p>1589</text:p>
          </table:table-cell>
          <table:table-cell table:number-columns-repeated="1003"/>
        </table:table-row>
        <table:table-row table:style-name="ro1" table:number-rows-repeated="1048526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17-2018" table:style-name="ta1">
        <office:forms form:automatic-focus="false" form:apply-design-mode="false"/>
        <table:shapes>
          <draw:frame draw:z-index="0" draw:style-name="gr1" draw:text-style-name="P1" svg:width="154.82mm" svg:height="68.26mm" svg:x="221.19mm" svg:y="10.11mm">
            <loext:p/>
            <draw:object draw:notify-on-update-of-ranges="'2017-2018'.A2:'2017-2018'.A50 '2017-2018'.Q1:'2017-2018'.Q1 '2017-2018'.Q2:'2017-2018'.Q5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0"/>
        <table:table-column table:style-name="co7" table:default-cell-style-name="ce6"/>
        <table:table-column table:style-name="co8" table:default-cell-style-name="ce23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2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7-09-11" calcext:value-type="date">
            <text:p>11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19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1" table:formula="of:=COUNTIF([.D2:.L2];IF([.N2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office:value-type="float" office:value="1589" calcext:value-type="float">
            <text:p>1589</text:p>
          </table:table-cell>
          <table:table-cell office:value-type="float" office:value="1550" calcext:value-type="float">
            <text:p>1550</text:p>
          </table:table-cell>
          <table:table-cell table:number-columns-repeated="1002"/>
        </table:table-row>
        <table:table-row table:style-name="ro1">
          <table:table-cell office:value-type="date" office:date-value="2017-09-11" calcext:value-type="date">
            <text:p>11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19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1" table:formula="of:=COUNTIF([.D3:.L3];IF([.N3]=&quot;+&quot;;&quot;-&quot;;&quot;+&quot;))" office:value-type="float" office:value="1" calcext:value-type="float">
            <text:p>1</text:p>
          </table:table-cell>
          <table:table-cell office:value-type="float" office:value="6" calcext:value-type="float">
            <text:p>+6</text:p>
          </table:table-cell>
          <table:table-cell table:formula="of:=IF([.A3] = [.A2] ; [.Q2] ; [.Q2] + [.P2] + IF ([.A2] = [.A1] ; [.P1]; 0))" office:value-type="float" office:value="1589" calcext:value-type="float">
            <text:p>1589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9-25" calcext:value-type="date">
            <text:p>25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4:.L4];&quot;+&quot;)&gt;COUNTIF([.D4:.L4];&quot;-&quot;);&quot;+&quot;;&quot;-&quot;)" office:value-type="string" office:string-value="-" calcext:value-type="string">
            <text:p>-</text:p>
          </table:table-cell>
          <table:table-cell table:style-name="ce21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IF([.A4] = [.A3] ; [.Q3] ; [.Q3] + [.P3] + IF ([.A3] = [.A2] ; [.P2]; 0))" office:value-type="float" office:value="1585" calcext:value-type="float">
            <text:p>1585</text:p>
          </table:table-cell>
          <table:table-cell office:value-type="float" office:value="1520" calcext:value-type="float">
            <text:p>1520</text:p>
          </table:table-cell>
          <table:table-cell table:number-columns-repeated="1002"/>
        </table:table-row>
        <table:table-row table:style-name="ro1">
          <table:table-cell office:value-type="date" office:date-value="2017-09-25" calcext:value-type="date">
            <text:p>25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9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1" table:formula="of:=COUNTIF([.D5:.L5];IF([.N5]=&quot;+&quot;;&quot;-&quot;;&quot;+&quot;))" office:value-type="float" office:value="1" calcext:value-type="float">
            <text:p>1</text:p>
          </table:table-cell>
          <table:table-cell office:value-type="float" office:value="4" calcext:value-type="float">
            <text:p>+4</text:p>
          </table:table-cell>
          <table:table-cell table:formula="of:=IF([.A5] = [.A4] ; [.Q4] ; [.Q4] + [.P4] + IF ([.A4] = [.A3] ; [.P3]; 0))" office:value-type="float" office:value="1585" calcext:value-type="float">
            <text:p>1585</text:p>
          </table:table-cell>
          <table:table-cell office:value-type="float" office:value="1519" calcext:value-type="float">
            <text:p>1519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1" table:formula="of:=COUNTIF([.D6:.L6];IF([.N6]=&quot;+&quot;;&quot;-&quot;;&quot;+&quot;))"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formula="of:=IF([.A6] = [.A5] ; [.Q5] ; [.Q5] + [.P5] + IF ([.A5] = [.A4] ; [.P4]; 0))" office:value-type="float" office:value="1577" calcext:value-type="float">
            <text:p>1577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1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formula="of:=IF([.A7] = [.A6] ; [.Q6] ; [.Q6] + [.P6] + IF ([.A6] = [.A5] ; [.P5]; 0))" office:value-type="float" office:value="1577" calcext:value-type="float">
            <text:p>1577</text:p>
          </table:table-cell>
          <table:table-cell office:value-type="float" office:value="1520" calcext:value-type="float">
            <text:p>1520</text:p>
          </table:table-cell>
          <table:table-cell table:number-columns-repeated="1002"/>
        </table:table-row>
        <table:table-row table:style-name="ro1">
          <table:table-cell office:value-type="date" office:date-value="2017-09-28" calcext:value-type="date">
            <text:p>28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style-name="ce19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1" table:formula="of:=COUNTIF([.D8:.L8];IF([.N8]=&quot;+&quot;;&quot;-&quot;;&quot;+&quot;))" office:value-type="float" office:value="2" calcext:value-type="float">
            <text:p>2</text:p>
          </table:table-cell>
          <table:table-cell office:value-type="float" office:value="14" calcext:value-type="float">
            <text:p>+14</text:p>
          </table:table-cell>
          <table:table-cell table:formula="of:=IF([.A8] = [.A7] ; [.Q7] ; [.Q7] + [.P7] + IF ([.A7] = [.A6] ; [.P6]; 0))" office:value-type="float" office:value="1552" calcext:value-type="float">
            <text:p>1552</text:p>
          </table:table-cell>
          <table:table-cell office:value-type="float" office:value="1681" calcext:value-type="float">
            <text:p>1681</text:p>
          </table:table-cell>
          <table:table-cell table:number-columns-repeated="1002"/>
        </table:table-row>
        <table:table-row table:style-name="ro1">
          <table:table-cell office:value-type="date" office:date-value="2017-09-28" calcext:value-type="date">
            <text:p>28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9:.L9];&quot;+&quot;)&gt;COUNTIF([.D9:.L9];&quot;-&quot;);&quot;+&quot;;&quot;-&quot;)" office:value-type="string" office:string-value="+" calcext:value-type="string">
            <text:p>+</text:p>
          </table:table-cell>
          <table:table-cell table:style-name="ce21" table:formula="of:=COUNTIF([.D9:.L9];IF([.N9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9] = [.A8] ; [.Q8] ; [.Q8] + [.P8] + IF ([.A8] = [.A7] ; [.P7]; 0))" office:value-type="float" office:value="1552" calcext:value-type="float">
            <text:p>1552</text:p>
          </table:table-cell>
          <table:table-cell office:value-type="float" office:value="1593" calcext:value-type="float">
            <text:p>1593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3.10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style-name="ce19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1" table:formula="of:=COUNTIF([.D10:.L10];IF([.N10]=&quot;+&quot;;&quot;-&quot;;&quot;+&quot;))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formula="of:=IF([.A10] = [.A9] ; [.Q9] ; [.Q9] + [.P9] + IF ([.A9] = [.A8] ; [.P8]; 0))" office:value-type="float" office:value="1576" calcext:value-type="float">
            <text:p>1576</text:p>
          </table:table-cell>
          <table:table-cell office:value-type="float" office:value="1531" calcext:value-type="float">
            <text:p>1531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3.10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style-name="ce19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21" table:formula="of:=COUNTIF([.D11:.L11];IF([.N11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IF([.A11] = [.A10] ; [.Q10] ; [.Q10] + [.P10] + IF ([.A10] = [.A9] ; [.P9]; 0))" office:value-type="float" office:value="1576" calcext:value-type="float">
            <text:p>1576</text:p>
          </table:table-cell>
          <table:table-cell office:value-type="float" office:value="1565" calcext:value-type="float">
            <text:p>1565</text:p>
          </table:table-cell>
          <table:table-cell table:number-columns-repeated="1002"/>
        </table:table-row>
        <table:table-row table:style-name="ro1">
          <table:table-cell office:value-type="date" office:date-value="2017-10-16" calcext:value-type="date">
            <text:p>16.10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1" table:formula="of:=COUNTIF([.D12:.L12];IF([.N12]=&quot;+&quot;;&quot;-&quot;;&quot;+&quot;))" office:value-type="float" office:value="2" calcext:value-type="float">
            <text:p>2</text:p>
          </table:table-cell>
          <table:table-cell office:value-type="float" office:value="2" calcext:value-type="float">
            <text:p>+2</text:p>
          </table:table-cell>
          <table:table-cell table:formula="of:=IF([.A12] = [.A11] ; [.Q11] ; [.Q11] + [.P11] + IF ([.A11] = [.A10] ; [.P10]; 0))" office:value-type="float" office:value="1573" calcext:value-type="float">
            <text:p>1573</text:p>
          </table:table-cell>
          <table:table-cell office:value-type="float" office:value="1432" calcext:value-type="float">
            <text:p>1432</text:p>
          </table:table-cell>
          <table:table-cell table:number-columns-repeated="1002"/>
        </table:table-row>
        <table:table-row table:style-name="ro1">
          <table:table-cell office:value-type="date" office:date-value="2017-10-16" calcext:value-type="date">
            <text:p>16.10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9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1" table:formula="of:=COUNTIF([.D13:.L13];IF([.N13]=&quot;+&quot;;&quot;-&quot;;&quot;+&quot;))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formula="of:=IF([.A13] = [.A12] ; [.Q12] ; [.Q12] + [.P12] + IF ([.A12] = [.A11] ; [.P11]; 0))" office:value-type="float" office:value="1573" calcext:value-type="float">
            <text:p>1573</text:p>
          </table:table-cell>
          <table:table-cell office:value-type="float" office:value="1664" calcext:value-type="float">
            <text:p>1664</text:p>
          </table:table-cell>
          <table:table-cell table:number-columns-repeated="1002"/>
        </table:table-row>
        <table:table-row table:style-name="ro1">
          <table:table-cell office:value-type="date" office:date-value="2017-11-06" calcext:value-type="date">
            <text:p>06.1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9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1" table:formula="of:=COUNTIF([.D14:.L14];IF([.N14]=&quot;+&quot;;&quot;-&quot;;&quot;+&quot;))" office:value-type="float" office:value="1" calcext:value-type="float">
            <text:p>1</text:p>
          </table:table-cell>
          <table:table-cell office:value-type="float" office:value="-11" calcext:value-type="float">
            <text:p>-11</text:p>
          </table:table-cell>
          <table:table-cell table:formula="of:=IF([.A14] = [.A13] ; [.Q13] ; [.Q13] + [.P13] + IF ([.A13] = [.A12] ; [.P12]; 0))" office:value-type="float" office:value="1572" calcext:value-type="float">
            <text:p>1572</text:p>
          </table:table-cell>
          <table:table-cell office:value-type="float" office:value="1520" calcext:value-type="float">
            <text:p>1520</text:p>
          </table:table-cell>
          <table:table-cell table:number-columns-repeated="1002"/>
        </table:table-row>
        <table:table-row table:style-name="ro1">
          <table:table-cell office:value-type="date" office:date-value="2017-11-06" calcext:value-type="date">
            <text:p>06.11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9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1" table:formula="of:=COUNTIF([.D15:.L15];IF([.N15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15] = [.A14] ; [.Q14] ; [.Q14] + [.P14] + IF ([.A14] = [.A13] ; [.P13]; 0))" office:value-type="float" office:value="1572" calcext:value-type="float">
            <text:p>1572</text:p>
          </table:table-cell>
          <table:table-cell office:value-type="float" office:value="1552" calcext:value-type="float">
            <text:p>1552</text:p>
          </table:table-cell>
          <table:table-cell table:number-columns-repeated="1002"/>
        </table:table-row>
        <table:table-row table:style-name="ro1">
          <table:table-cell office:value-type="date" office:date-value="2017-11-09" calcext:value-type="date">
            <text:p>09.1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style-name="ce19" table:formula="of:=IF(COUNTIF([.D16:.L16];&quot;+&quot;)&gt;COUNTIF([.D16:.L16];&quot;-&quot;);&quot;+&quot;;&quot;-&quot;)" office:value-type="string" office:string-value="+" calcext:value-type="string">
            <text:p>+</text:p>
          </table:table-cell>
          <table:table-cell table:style-name="ce21" table:formula="of:=COUNTIF([.D16:.L16];IF([.N16]=&quot;+&quot;;&quot;-&quot;;&quot;+&quot;))" office:value-type="float" office:value="2" calcext:value-type="float">
            <text:p>2</text:p>
          </table:table-cell>
          <table:table-cell office:value-type="float" office:value="5" calcext:value-type="float">
            <text:p>+5</text:p>
          </table:table-cell>
          <table:table-cell table:formula="of:=IF([.A16] = [.A15] ; [.Q15] ; [.Q15] + [.P15] + IF ([.A15] = [.A14] ; [.P14]; 0))" office:value-type="float" office:value="1568" calcext:value-type="float">
            <text:p>1568</text:p>
          </table:table-cell>
          <table:table-cell office:value-type="float" office:value="1521" calcext:value-type="float">
            <text:p>1521</text:p>
          </table:table-cell>
          <table:table-cell table:number-columns-repeated="1002"/>
        </table:table-row>
        <table:table-row table:style-name="ro1">
          <table:table-cell office:value-type="date" office:date-value="2017-11-09" calcext:value-type="date">
            <text:p>09.11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19" table:formula="of:=IF(COUNTIF([.D17:.L17];&quot;+&quot;)&gt;COUNTIF([.D17:.L17];&quot;-&quot;);&quot;+&quot;;&quot;-&quot;)" office:value-type="string" office:string-value="+" calcext:value-type="string">
            <text:p>+</text:p>
          </table:table-cell>
          <table:table-cell table:style-name="ce21" table:formula="of:=COUNTIF([.D17:.L17];IF([.N17]=&quot;+&quot;;&quot;-&quot;;&quot;+&quot;))" office:value-type="float" office:value="0" calcext:value-type="float">
            <text:p>0</text:p>
          </table:table-cell>
          <table:table-cell office:value-type="float" office:value="7" calcext:value-type="float">
            <text:p>+7</text:p>
          </table:table-cell>
          <table:table-cell table:formula="of:=IF([.A17] = [.A16] ; [.Q16] ; [.Q16] + [.P16] + IF ([.A16] = [.A15] ; [.P15]; 0))" office:value-type="float" office:value="1568" calcext:value-type="float">
            <text:p>1568</text:p>
          </table:table-cell>
          <table:table-cell office:value-type="float" office:value="1552" calcext:value-type="float">
            <text:p>1552</text:p>
          </table:table-cell>
          <table:table-cell table:number-columns-repeated="1002"/>
        </table:table-row>
        <table:table-row table:style-name="ro1">
          <table:table-cell office:value-type="date" office:date-value="2017-11-20" calcext:value-type="date">
            <text:p>20.1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style-name="ce19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1" table:formula="of:=COUNTIF([.D18:.L18];IF([.N18]=&quot;+&quot;;&quot;-&quot;;&quot;+&quot;))"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table:formula="of:=IF([.A18] = [.A17] ; [.Q17] ; [.Q17] + [.P17] + IF ([.A17] = [.A16] ; [.P16]; 0))" office:value-type="float" office:value="1580" calcext:value-type="float">
            <text:p>1580</text:p>
          </table:table-cell>
          <table:table-cell office:value-type="float" office:value="1561" calcext:value-type="float">
            <text:p>1561</text:p>
          </table:table-cell>
          <table:table-cell table:number-columns-repeated="1002"/>
        </table:table-row>
        <table:table-row table:style-name="ro1">
          <table:table-cell office:value-type="date" office:date-value="2017-11-20" calcext:value-type="date">
            <text:p>20.11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21" table:formula="of:=COUNTIF([.D19:.L19];IF([.N19]=&quot;+&quot;;&quot;-&quot;;&quot;+&quot;))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IF([.A19] = [.A18] ; [.Q18] ; [.Q18] + [.P18] + IF ([.A18] = [.A17] ; [.P17]; 0))" office:value-type="float" office:value="1580" calcext:value-type="float">
            <text:p>1580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7-11-27" calcext:value-type="date">
            <text:p>27.1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table:style-name="ce19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1" table:formula="of:=COUNTIF([.D20:.L20];IF([.N20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IF([.A20] = [.A19] ; [.Q19] ; [.Q19] + [.P19] + IF ([.A19] = [.A18] ; [.P18]; 0))" office:value-type="float" office:value="1565" calcext:value-type="float">
            <text:p>1565</text:p>
          </table:table-cell>
          <table:table-cell office:value-type="float" office:value="1653" calcext:value-type="float">
            <text:p>1653</text:p>
          </table:table-cell>
          <table:table-cell table:number-columns-repeated="1002"/>
        </table:table-row>
        <table:table-row table:style-name="ro1">
          <table:table-cell office:value-type="date" office:date-value="2017-11-27" calcext:value-type="date">
            <text:p>27.11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21" table:formula="of:=COUNTIF([.D21:.L21];IF([.N21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IF([.A21] = [.A20] ; [.Q20] ; [.Q20] + [.P20] + IF ([.A20] = [.A19] ; [.P19]; 0))" office:value-type="float" office:value="1565" calcext:value-type="float">
            <text:p>1565</text:p>
          </table:table-cell>
          <table:table-cell office:value-type="float" office:value="1576" calcext:value-type="float">
            <text:p>1576</text:p>
          </table:table-cell>
          <table:table-cell table:number-columns-repeated="1002"/>
        </table:table-row>
        <table:table-row table:style-name="ro1">
          <table:table-cell office:value-type="date" office:date-value="2017-12-04" calcext:value-type="date">
            <text:p>04.1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5"/>
          <table:table-cell table:style-name="ce19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21" table:formula="of:=COUNTIF([.D22:.L22];IF([.N22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22] = [.A21] ; [.Q21] ; [.Q21] + [.P21] + IF ([.A21] = [.A20] ; [.P20]; 0))" office:value-type="float" office:value="1571" calcext:value-type="float">
            <text:p>1571</text:p>
          </table:table-cell>
          <table:table-cell office:value-type="float" office:value="1572" calcext:value-type="float">
            <text:p>1572</text:p>
          </table:table-cell>
          <table:table-cell table:number-columns-repeated="1002"/>
        </table:table-row>
        <table:table-row table:style-name="ro1">
          <table:table-cell office:value-type="date" office:date-value="2017-12-04" calcext:value-type="date">
            <text:p>04.1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ce19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21" table:formula="of:=COUNTIF([.D23:.L23];IF([.N23]=&quot;+&quot;;&quot;-&quot;;&quot;+&quot;))"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table:formula="of:=IF([.A23] = [.A22] ; [.Q22] ; [.Q22] + [.P22] + IF ([.A22] = [.A21] ; [.P21]; 0))" office:value-type="float" office:value="1571" calcext:value-type="float">
            <text:p>1571</text:p>
          </table:table-cell>
          <table:table-cell office:value-type="float" office:value="1603" calcext:value-type="float">
            <text:p>1603</text:p>
          </table:table-cell>
          <table:table-cell table:number-columns-repeated="1002"/>
        </table:table-row>
        <table:table-row table:style-name="ro1">
          <table:table-cell office:value-type="date" office:date-value="2017-12-05" calcext:value-type="date">
            <text:p>05.12.2017</text:p>
          </table:table-cell>
          <table:table-cell table:number-columns-repeated="15"/>
          <table:table-cell table:formula="of:=IF([.A24] = [.A23] ; [.Q23] ; [.Q23] + [.P23] + IF ([.A23] = [.A22] ; [.P22]; 0))" office:value-type="float" office:value="1557" calcext:value-type="float">
            <text:p>1557</text:p>
          </table:table-cell>
          <table:table-cell table:number-columns-repeated="1003"/>
        </table:table-row>
        <table:table-row table:style-name="ro1" table:number-rows-repeated="1048551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6">00.00.0000</text:date>, <text:time style:data-style-name="N2" text:time-value="16:42:23.99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294</meta:editing-cycles>
    <meta:editing-duration>PT4H19M50S</meta:editing-duration>
    <dc:title>Saison Ekkart</dc:title>
    <dc:date>2017-12-06T16:47:39.465000000</dc:date>
    <meta:generator>LibreOffice/5.4.2.2$Windows_X86_64 LibreOffice_project/22b09f6418e8c2d508a9eaf86b2399209b0990f4</meta:generator>
    <dc:creator>Ekkart Kleinod</dc:creator>
    <meta:document-statistic meta:table-count="3" meta:cell-count="169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735cm" svg:height="6.827cm" xlink:href=".." xlink:type="simple" chart:class="chart:line" chart:style-name="ch1">
        <chart:title svg:x="8.045cm" svg:y="0.272cm" chart:style-name="ch2">
          <text:p>Entwicklung</text:p>
        </chart:title>
        <chart:plot-area chart:style-name="ch3" table:cell-range-address="'2015-2016'.A2:'2015-2016'.A35 '2015-2016'.Q1:'2015-2016'.Q35" chart:data-source-has-labels="both" svg:x="0.374cm" svg:y="1.213cm" svg:width="17.987cm" svg:height="5.478cm">
          <chartooo:coordinate-region svg:x="2.401cm" svg:y="1.415cm" svg:width="15.744cm" svg:height="4.623cm"/>
          <chart:axis chart:dimension="x" chart:name="primary-x" chart:style-name="ch4" chartooo:axis-type="auto">
            <chartooo:date-scale/>
            <chart:categories table:cell-range-address="'2015-2016'.A2:'2015-2016'.A35"/>
          </chart:axis>
          <chart:axis chart:dimension="y" chart:name="primary-y" chart:style-name="ch5"/>
          <chart:series chart:style-name="ch6" chart:values-cell-range-address="'2015-2016'.Q2:'2015-2016'.Q35" chart:label-cell-address="'2015-2016'.Q1:'2015-2016'.Q1" chart:class="chart:line"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5-2016'.Q1:'2015-2016'.Q1</svg:desc>
                </draw:g>
              </table:table-cell>
            </table:table-row>
          </table:table-header-rows>
          <table:table-rows>
            <table:table-row>
              <table:table-cell office:value-type="float" office:value="42257">
                <text:p>42257</text:p>
                <draw:g>
                  <svg:desc>'2015-2016'.A2:'2015-2016'.A35</svg:desc>
                </draw:g>
              </table:table-cell>
              <table:table-cell office:value-type="float" office:value="1607">
                <text:p>1607</text:p>
                <draw:g>
                  <svg:desc>'2015-2016'.Q2:'2015-2016'.Q35</svg:desc>
                </draw:g>
              </table:table-cell>
            </table:table-row>
            <table:table-row>
              <table:table-cell office:value-type="float" office:value="42257">
                <text:p>42257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314">
                <text:p>42314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31">
                <text:p>42331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4">
                <text:p>42414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float" office:value="42416">
                <text:p>42416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42">
                <text:p>42442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9">
                <text:p>42479</text:p>
              </table:table-cell>
              <table:table-cell office:value-type="float" office:value="1523">
                <text:p>15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19cm" svg:y="0.272cm" chart:style-name="ch2">
          <text:p>Entwicklung</text:p>
        </chart:title>
        <chart:plot-area chart:style-name="ch3" table:cell-range-address="'2016-2017'.A2:'2016-2017'.A49 '2016-2017'.Q1:'2016-2017'.Q49" chart:data-source-has-labels="both" svg:x="0.309cm" svg:y="1.213cm" svg:width="14.865cm" svg:height="5.478cm">
          <chartooo:coordinate-region svg:x="2.336cm" svg:y="1.415cm" svg:width="12.838cm" svg:height="4.623cm"/>
          <chart:axis chart:dimension="x" chart:name="primary-x" chart:style-name="ch4" chartooo:axis-type="auto">
            <chartooo:date-scale/>
            <chart:categories table:cell-range-address="'2016-2017'.A2:'2016-2017'.A49"/>
          </chart:axis>
          <chart:axis chart:dimension="y" chart:name="primary-y" chart:style-name="ch5"/>
          <chart:series chart:style-name="ch6" chart:values-cell-range-address="'2016-2017'.Q2:'2016-2017'.Q49" chart:label-cell-address="'2016-2017'.Q1:'2016-2017'.Q1" chart:class="chart:line">
            <chart:data-point chart:repeated="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6-2017'.Q1:'2016-2017'.Q1</svg:desc>
                </draw:g>
              </table:table-cell>
            </table:table-row>
          </table:table-header-rows>
          <table:table-rows>
            <table:table-row>
              <table:table-cell office:value-type="float" office:value="42625">
                <text:p>42625</text:p>
                <draw:g>
                  <svg:desc>'2016-2017'.A2:'2016-2017'.A49</svg:desc>
                </draw:g>
              </table:table-cell>
              <table:table-cell office:value-type="float" office:value="1523">
                <text:p>1523</text:p>
                <draw:g>
                  <svg:desc>'2016-2017'.Q2:'2016-2017'.Q49</svg:desc>
                </draw:g>
              </table:table-cell>
            </table:table-row>
            <table:table-row>
              <table:table-cell office:value-type="float" office:value="42625">
                <text:p>42625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5">
                <text:p>42695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59">
                <text:p>42759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793">
                <text:p>42793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2">
                <text:p>42802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816">
                <text:p>42816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31">
                <text:p>42831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2848">
                <text:p>42848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59">
                <text:p>42859</text:p>
              </table:table-cell>
              <table:table-cell office:value-type="float" office:value="1589">
                <text:p>15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19cm" svg:y="0.272cm" chart:style-name="ch2">
          <text:p>Entwicklung</text:p>
        </chart:title>
        <chart:plot-area chart:style-name="ch3" table:cell-range-address="'2017-2018'.A2:'2017-2018'.A50 '2017-2018'.Q1:'2017-2018'.Q50" chart:data-source-has-labels="both" svg:x="0.309cm" svg:y="1.213cm" svg:width="14.865cm" svg:height="5.478cm">
          <chartooo:coordinate-region svg:x="2.336cm" svg:y="1.415cm" svg:width="12.838cm" svg:height="4.623cm"/>
          <chart:axis chart:dimension="x" chart:name="primary-x" chart:style-name="ch4" chartooo:axis-type="auto">
            <chartooo:date-scale/>
            <chart:categories table:cell-range-address="'2017-2018'.A2:'2017-2018'.A50"/>
          </chart:axis>
          <chart:axis chart:dimension="y" chart:name="primary-y" chart:style-name="ch5"/>
          <chart:series chart:style-name="ch6" chart:values-cell-range-address="'2017-2018'.Q2:'2017-2018'.Q50" chart:label-cell-address="'2017-2018'.Q1:'2017-2018'.Q1" chart:class="chart:line">
            <chart:data-point chart:repeated="4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7-2018'.Q1:'2017-2018'.Q1</svg:desc>
                </draw:g>
              </table:table-cell>
            </table:table-row>
          </table:table-header-rows>
          <table:table-rows>
            <table:table-row>
              <table:table-cell office:value-type="float" office:value="42989">
                <text:p>42989</text:p>
                <draw:g>
                  <svg:desc>'2017-2018'.A2:'2017-2018'.A50</svg:desc>
                </draw:g>
              </table:table-cell>
              <table:table-cell office:value-type="float" office:value="1589">
                <text:p>1589</text:p>
                <draw:g>
                  <svg:desc>'2017-2018'.Q2:'2017-2018'.Q50</svg:desc>
                </draw:g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1589">
                <text:p>1589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85">
                <text:p>1585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85">
                <text:p>1585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float" office:value="43074">
                <text:p>43074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